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IGR EVERYTHING</text:p>
      <text:p text:style-name="Standard">Lecture 2:</text:p>
      <text:list xml:id="list2030721646" text:style-name="L1">
        <text:list-item>
          <text:p text:style-name="P1">Points, vectors, matrices </text:p>
        </text:list-item>
        <text:list-item>
          <text:p text:style-name="P1">Dot (scalar) product </text:p>
        </text:list-item>
        <text:list-item>
          <text:p text:style-name="P1">Cross (vector) product </text:p>
        </text:list-item>
        <text:list-item>
          <text:p text:style-name="P1">Matrix multiplication, determinants </text:p>
        </text:list-item>
        <text:list-item>
          <text:p text:style-name="P1">Transformations </text:p>
        </text:list-item>
        <text:list-item>
          <text:p text:style-name="P1">Homogeneous coordinates</text:p>
        </text:list-item>
      </text:list>
      <text:p text:style-name="Standard">Lecture 3: </text:p>
      <text:list xml:id="list1584149113" text:style-name="L2">
        <text:list-item>
          <text:p text:style-name="P2">Images and histograms </text:p>
        </text:list-item>
        <text:list-item>
          <text:p text:style-name="P2">Graphics and vertices </text:p>
        </text:list-item>
        <text:list-item>
          <text:p text:style-name="P2">Pinhole camera </text:p>
        </text:list-item>
        <text:list-item>
          <text:p text:style-name="P2">Thin lens camera </text:p>
        </text:list-item>
        <text:list-item>
          <text:p text:style-name="P2">Focusing images </text:p>
        </text:list-item>
        <text:list-item>
          <text:p text:style-name="P2">Stages of image analysis </text:p>
        </text:list-item>
        <text:list-item>
          <text:p text:style-name="P2">Theory of Vision </text:p>
        </text:list-item>
      </text:list>
      <text:p text:style-name="Standard">Lecture 4:</text:p>
      <text:list xml:id="list1448005925" text:style-name="L3">
        <text:list-item>
          <text:p text:style-name="P3">Viewing Systems </text:p>
        </text:list-item>
        <text:list-item>
          <text:p text:style-name="P3">Perspective projection </text:p>
        </text:list-item>
        <text:list-item>
          <text:p text:style-name="P3">Parallel projections </text:p>
        </text:list-item>
        <text:list-item>
          <text:p text:style-name="P3">View volumes in graphics </text:p>
        </text:list-item>
        <text:list-item>
          <text:p text:style-name="P3">Camera calibration </text:p>
        </text:list-item>
      </text:list>
      <text:p text:style-name="Standard">Lecture 5:</text:p>
      <text:list xml:id="list1694984883" text:style-name="L4">
        <text:list-item>
          <text:p text:style-name="P4">Stereo images </text:p>
        </text:list-item>
        <text:list-item>
          <text:p text:style-name="P4">Epipolar geometry </text:p>
        </text:list-item>
        <text:list-item>
          <text:p text:style-name="P4">Image Rectification </text:p>
        </text:list-item>
        <text:list-item>
          <text:p text:style-name="P4">Depth maps </text:p>
        </text:list-item>
        <text:list-item>
          <text:p text:style-name="P4">Estimating depth map </text:p>
        </text:list-item>
        <text:list-item>
          <text:p text:style-name="P4">Multi-view stereo </text:p>
        </text:list-item>
        <text:list-item>
          <text:p text:style-name="P4">Space carving </text:p>
        </text:list-item>
      </text:list>
      <text:p text:style-name="Standard">Lecture 6-7:</text:p>
      <text:list xml:id="list1770570550" text:style-name="L5">
        <text:list-item>
          <text:p text:style-name="P5">Sensors </text:p>
        </text:list-item>
        <text:list-item>
          <text:p text:style-name="P5">Scene Radiance -&gt; Image Irradiance -&gt; Image Brightness </text:p>
        </text:list-item>
        <text:list-item>
          <text:p text:style-name="P5">CCDs </text:p>
        </text:list-item>
        <text:list-item>
          <text:p text:style-name="P5">Sources of Noise </text:p>
        </text:list-item>
        <text:list-item>
          <text:p text:style-name="P5">Colour images: bayer mosaics </text:p>
        </text:list-item>
        <text:list-item>
          <text:p text:style-name="P5">Exposure, aperture, shutter speed </text:p>
        </text:list-item>
        <text:list-item>
          <text:p text:style-name="P5">High Dynamic Range Imaging </text:p>
        </text:list-item>
        <text:list-item>
          <text:p text:style-name="P5">Tone mapping </text:p>
        </text:list-item>
      </text:list>
      <text:p text:style-name="Standard">Lecture 8:</text:p>
      <text:list xml:id="list1946434479" text:style-name="L6">
        <text:list-item>
          <text:p text:style-name="P6">Spectral irradiance and light as a spectral power  distribution </text:p>
        </text:list-item>
        <text:list-item>
          <text:p text:style-name="P6">Hyperspectral imaging </text:p>
        </text:list-item>
        <text:list-item>
          <text:p text:style-name="P6">Visible, Infrared and Ultraviolet images </text:p>
        </text:list-item>
        <text:list-item>
          <text:p text:style-name="P6">Pseudocolouring </text:p>
        </text:list-item>
        <text:list-item>
          <text:p text:style-name="P6">Hyperspectral imaging </text:p>
        </text:list-item>
        <text:list-item>
          <text:p text:style-name="P6">Trichromatic colour model </text:p>
        </text:list-item>
        <text:list-item>
          <text:p text:style-name="P6">CIE colour space </text:p>
        </text:list-item>
        <text:list-item>
          <text:p text:style-name="P6">How to use the CIE diagram to select colours </text:p>
        </text:list-item>
      </text:list>
      <text:p text:style-name="Standard"/>
      <text:p text:style-name="P15">Lecture 9:</text:p>
      <text:list xml:id="list106412794" text:style-name="L7">
        <text:list-item>
          <text:p text:style-name="P7">Colour image pipeline </text:p>
        </text:list-item>
        <text:list-item>
          <text:p text:style-name="P7">Bayer mosaics and demosaicing </text:p>
        </text:list-item>
        <text:list-item>
          <text:p text:style-name="P7">Colour gamut </text:p>
        </text:list-item>
        <text:list-item>
          <text:p text:style-name="P7">RGB colour space </text:p>
        </text:list-item>
        <text:list-item>
          <text:p text:style-name="P7">CMY/YIQ colour space </text:p>
        </text:list-item>
        <text:list-item>
          <text:p text:style-name="P7">3-D polar coordinate colour systems: Munsel, HSV, HSL </text:p>
        </text:list-item>
        <text:list-item>
          <text:p text:style-name="P7">Histograms of colour images </text:p>
        </text:list-item>
      </text:list>
      <text:p text:style-name="Standard">Lecture 10:</text:p>
      <text:list xml:id="list1658765258" text:style-name="L8">
        <text:list-item>
          <text:p text:style-name="P8">Light sources </text:p>
        </text:list-item>
        <text:list-item>
          <text:p text:style-name="P8">The rendering equation </text:p>
        </text:list-item>
        <text:list-item>
          <text:p text:style-name="P8">Local reflectance models </text:p>
        </text:list-item>
        <text:list-item>
          <text:p text:style-name="P8">Ambient reflectance </text:p>
        </text:list-item>
        <text:list-item>
          <text:p text:style-name="P8">Diffuse (Lambertian) reflectance </text:p>
        </text:list-item>
        <text:list-item>
          <text:p text:style-name="P8">Specular (Phong) reflectance </text:p>
        </text:list-item>
      </text:list>
      <text:p text:style-name="Standard">Lecture 11:</text:p>
      <text:list xml:id="list97419266" text:style-name="L9">
        <text:list-item>
          <text:p text:style-name="P9">The shape-from-shading problem </text:p>
        </text:list-item>
        <text:list-item>
          <text:p text:style-name="P9">Shape-from-shading in the human visual system </text:p>
        </text:list-item>
        <text:list-item>
          <text:p text:style-name="P9">Single image shape-from-shading </text:p>
        </text:list-item>
        <text:list-item>
          <text:p text:style-name="P9">Photometric stereo </text:p>
        </text:list-item>
        <text:list-item>
          <text:p text:style-name="P9">Recent developments </text:p>
        </text:list-item>
      </text:list>
      <text:p text:style-name="Standard">Lecture 12:</text:p>
      <text:list xml:id="list1417438762" text:style-name="L10">
        <text:list-item>
          <text:p text:style-name="P10">Image subsampling and interpolation </text:p>
        </text:list-item>
        <text:list-item>
          <text:p text:style-name="P10">Convolution </text:p>
        </text:list-item>
        <text:list-item>
          <text:p text:style-name="P10">Mean (average) filter </text:p>
        </text:list-item>
        <text:list-item>
          <text:p text:style-name="P10">Median filter </text:p>
        </text:list-item>
        <text:list-item>
          <text:p text:style-name="P10">Noise in images </text:p>
        </text:list-item>
        <text:list-item>
          <text:p text:style-name="P10">Rank order statistics filers </text:p>
        </text:list-item>
        <text:list-item>
          <text:p text:style-name="P10">Min and Max filters </text:p>
        </text:list-item>
      </text:list>
      <text:p text:style-name="Standard">Lecture 13:</text:p>
      <text:list xml:id="list1584954698" text:style-name="L11">
        <text:list-item>
          <text:p text:style-name="P11">Digital Differential Analyzer (DDA) algorithm </text:p>
        </text:list-item>
        <text:list-item>
          <text:p text:style-name="P11">Bresenham’s algorithm </text:p>
        </text:list-item>
        <text:list-item>
          <text:p text:style-name="P11">Image gradient </text:p>
        </text:list-item>
        <text:list-item>
          <text:p text:style-name="P11">Edge detection – discrete convolution operators </text:p>
        </text:list-item>
        <text:list-item>
          <text:p text:style-name="P11">Canny edge detector</text:p>
        </text:list-item>
      </text:list>
      <text:p text:style-name="Standard">Lecture 14:</text:p>
      <text:list xml:id="list1204421146" text:style-name="L12">
        <text:list-item>
          <text:p text:style-name="P12">Shadows </text:p>
        </text:list-item>
        <text:list-item>
          <text:p text:style-name="P12">Normals from geometry </text:p>
        </text:list-item>
        <text:list-item>
          <text:p text:style-name="P12">Vertex normals </text:p>
        </text:list-item>
        <text:list-item>
          <text:p text:style-name="P12">Interpolation shading: </text:p>
          <text:list>
            <text:list-item>
              <text:p text:style-name="P12">Gouraud </text:p>
            </text:list-item>
            <text:list-item>
              <text:p text:style-name="P12">Phong shading</text:p>
            </text:list-item>
          </text:list>
        </text:list-item>
      </text:list>
      <text:p text:style-name="Standard">Lecture 15:</text:p>
      <text:list xml:id="list1332365439" text:style-name="L13">
        <text:list-item>
          <text:p text:style-name="P13">Beyond local illumination </text:p>
        </text:list-item>
        <text:list-item>
          <text:p text:style-name="P13">Recursive ray tracing </text:p>
        </text:list-item>
        <text:list-item>
          <text:p text:style-name="P13">Image-based lighting </text:p>
        </text:list-item>
        <text:list-item>
          <text:p text:style-name="P13">Ambient occlusi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Imbrasas</meta:initial-creator>
    <meta:creation-date>2014-01-06T16:01:41</meta:creation-date>
    <dc:date>2014-01-06T16:09:10</dc:date>
    <dc:creator>P Imbrasas</dc:creator>
    <meta:editing-duration>PT3M59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95" meta:word-count="343" meta:character-count="2195" meta:non-whitespace-character-count="1864"/>
  </office:meta>
</office:document-meta>
</file>